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5.30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2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77in" table:end-y="0.2012in" draw:z-index="1" draw:style-name="gr2" svg:width="0.1776in" svg:height="0.2004in" svg:x="0.882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98in" table:end-y="0.2102in" draw:z-index="3" draw:style-name="gr2" svg:width="0.5134in" svg:height="0.2094in" svg:x="0.868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4in" table:end-y="0.0469in" draw:z-index="5" draw:style-name="gr2" svg:width="0.5484in" svg:height="0.2091in" svg:x="0.868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429in" table:end-y="0.2094in" draw:z-index="7" draw:style-name="gr2" svg:width="0.1776in" svg:height="0.2087in" svg:x="0.7579in" svg:y="0.3118in">
              <text:p/>
              <draw:object xlink:href="./Object 8" xlink:type="simple" xlink:show="embed" xlink:actuate="onLoad"/>
              <draw:image xlink:href="./ObjectReplacements/Object 8" xlink:type="simple" xlink:show="embed" xlink:actuate="onLoad"/>
            </draw:frame>
            <draw:frame table:end-cell-address="symbols.E13" table:end-x="0.0646in" table:end-y="0.2094in" draw:z-index="9" draw:style-name="gr2" svg:width="0.1992in" svg:height="0.2087in" svg:x="0.757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0">00/00/0000</text:date>, <text:time style:data-style-name="N2" text:time-value="10:00:18.1200039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20T15:18:16.924604164</dc:date>
    <meta:editing-duration>P42DT11H21M11S</meta:editing-duration>
    <meta:editing-cycles>1843</meta:editing-cycles>
    <meta:generator>LibreOffice/4.2.8.2$Linux_x86 LibreOffice_project/420m0$Build-2</meta:generator>
    <meta:document-statistic meta:table-count="3" meta:cell-count="366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